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CMLEntry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CMLEntry.RCMLEntry( String sessionId , String _identity , long _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CMLEntry.getId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CMLEntry.ge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CMLEntry.setType( short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CMLEntry.get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